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1cm"/>
    </style:style>
    <style:style style:name="co3" style:family="table-column">
      <style:table-column-properties fo:break-before="auto" style:column-width="0.6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2" table:default-cell-style-name="ce4"/>
        <table:table-column table:style-name="co3" table:number-columns-repeated="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style-name="Default" table:number-columns-repeated="5"/>
          <table:table-cell table:number-columns-repeated="5"/>
        </table:table-row>
        <table:table-row table:style-name="ro2">
          <table:table-cell table:style-name="ce1" office:value-type="string" calcext:value-type="string">
            <text:p>Folge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Anmerkungen</text:p>
          </table:table-cell>
          <table:table-cell table:style-name="ce1" office:value-type="string" calcext:value-type="string">
            <text:p>Zeile</text:p>
          </table:table-cell>
          <table:table-cell table:style-name="ce1" office:value-type="string" calcext:value-type="string">
            <text:p>Spalte</text:p>
          </table:table-cell>
          <table:table-cell table:style-name="ce5" office:value-type="string" calcext:value-type="string">
            <text:p>Tile vorhanden</text:p>
          </table:table-cell>
          <table:table-cell table:style-name="ce5" office:value-type="string" calcext:value-type="string">
            <text:p>Bilder vorhanden</text:p>
          </table:table-cell>
          <table:table-cell table:style-name="ce5" office:value-type="string" calcext:value-type="string">
            <text:p>Minipage vorhanden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date" office:date-value="2020-03-04" calcext:value-type="date">
            <text:p>04.03.20</text:p>
          </table:table-cell>
          <table:table-cell office:value-type="string" calcext:value-type="string">
            <text:p>Genug ist genug!</text:p>
          </table:table-cell>
          <table:table-cell office:value-type="string" calcext:value-type="string">
            <text:p><text:a xlink:href="https://amzn.to/2TrQveD" xlink:type="simple">amazon</text:a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Sockensammler</text:p>
          </table:table-cell>
          <table:table-cell office:value-type="string" calcext:value-type="string">
            <text:p><text:a xlink:href="https://www.amazon.de/dp/B074PZHHX9/?tag=minkorrekt-21" xlink:type="simple">amazon</text:a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Drehspardose</text:p>
          </table:table-cell>
          <table:table-cell office:value-type="string" calcext:value-type="string">
            <text:p><text:a xlink:href="https://www.amazon.de/dp/B075H2M4SH/?tag=minkorrekt-21" xlink:type="simple">amazon</text:a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date" office:date-value="2019-10-08" calcext:value-type="date">
            <text:p>08.10.19</text:p>
          </table:table-cell>
          <table:table-cell office:value-type="string" calcext:value-type="string">
            <text:p>Bart Aufgang-Matte</text:p>
          </table:table-cell>
          <table:table-cell office:value-type="string" calcext:value-type="string">
            <text:p><text:a xlink:href="https://www.amazon.de/dp/B07G24J8JN/?tag=minkorrekt-21" xlink:type="simple">amazon</text:a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Die helfende Hand</text:p>
          </table:table-cell>
          <table:table-cell office:value-type="string" calcext:value-type="string">
            <text:p><text:a xlink:href="https://www.amazon.de/dp/B075Z1ZC38/?tag=minkorrekt-21" xlink:type="simple">amazon</text:a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Teleskop-Blasrohr</text:p>
          </table:table-cell>
          <table:table-cell office:value-type="string" calcext:value-type="string">
            <text:p><text:a xlink:href="https://www.amazon.de/dp/B07JJBBCNH/?tag=minkorrekt-21" xlink:type="simple">amazon</text:a></text:p>
          </table:table-cell>
          <table:table-cell table:style-name="ce2" office:value-type="string" calcext:value-type="string">
            <text:p><text:a xlink:href="https://youtu.be/HvjIk0wUxso?t=442" xlink:type="simple">youtube ab 7:22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date" office:date-value="2019-07-02" calcext:value-type="date">
            <text:p>02.07.19</text:p>
          </table:table-cell>
          <table:table-cell office:value-type="string" calcext:value-type="string">
            <text:p>Outdoorstrohalm</text:p>
          </table:table-cell>
          <table:table-cell office:value-type="string" calcext:value-type="string">
            <text:p><text:a xlink:href="https://www.amazon.de/dp/B006QF3TW4/?tag=minkorrekt-21" xlink:type="simple">amazon</text:a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date" office:date-value="2019-06-18" calcext:value-type="date">
            <text:p>18.06.19</text:p>
          </table:table-cell>
          <table:table-cell office:value-type="string" calcext:value-type="string">
            <text:p>Wassermelonen Schneider</text:p>
          </table:table-cell>
          <table:table-cell office:value-type="string" calcext:value-type="string">
            <text:p><text:a xlink:href="https://www.amazon.de/dp/B07R9R45S8/?tag=minkorrekt-21" xlink:type="simple">amazon</text:a></text:p>
          </table:table-cell>
          <table:table-cell table:style-name="ce2" office:value-type="string" calcext:value-type="string">
            <text:p><text:a xlink:href="https://www.youtube.com/watch?v=AVcyCsjUw2Q" xlink:type="simple">youtube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19-06-05" calcext:value-type="date">
            <text:p>05.06.19</text:p>
          </table:table-cell>
          <table:table-cell office:value-type="string" calcext:value-type="string">
            <text:p>Oxymeter</text:p>
          </table:table-cell>
          <table:table-cell office:value-type="string" calcext:value-type="string">
            <text:p><text:a xlink:href="https://www.amazon.de/dp/B002VQBGYU/?tag=minkorrekt-21" xlink:type="simple">amazon</text:a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19-05-21" calcext:value-type="date">
            <text:p>21.05.19</text:p>
          </table:table-cell>
          <table:table-cell office:value-type="string" calcext:value-type="string">
            <text:p>O-Key</text:p>
          </table:table-cell>
          <table:table-cell office:value-type="string" calcext:value-type="string">
            <text:p><text:a xlink:href="https://sicherungsbrille.de/sicherungsbrille-bestellen/o-key/" xlink:type="simple">sicherungsbrille.de</text:a></text:p>
          </table:table-cell>
          <table:table-cell table:style-name="ce2" office:value-type="string" calcext:value-type="string">
            <text:p><text:a xlink:href="https://www.bergsteigen.com/produkte/test-o-key-knotenoeffnungshilfe-open-your-knot-easily" xlink:type="simple">Info Blog</text:a>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date" office:date-value="2019-05-07" calcext:value-type="date">
            <text:p>07.05.19</text:p>
          </table:table-cell>
          <table:table-cell office:value-type="string" calcext:value-type="string">
            <text:p>Magic intellect Ball</text:p>
          </table:table-cell>
          <table:table-cell office:value-type="string" calcext:value-type="string">
            <text:p><text:a xlink:href="https://www.amazon.de/dp/B00CFVDV3A/&amp;tag=minkorrekt-21" xlink:type="simple">amazon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19-04-09" calcext:value-type="date">
            <text:p>09.04.19</text:p>
          </table:table-cell>
          <table:table-cell office:value-type="string" calcext:value-type="string">
            <text:p>Magnetkugeln</text:p>
          </table:table-cell>
          <table:table-cell office:value-type="string" calcext:value-type="string">
            <text:p><text:a xlink:href="https://www.amazon.de/dp/B075V2G73J/&amp;tag=minkorrekt-21" xlink:type="simple">amazon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19-03-26" calcext:value-type="date">
            <text:p>26.03.19</text:p>
          </table:table-cell>
          <table:table-cell office:value-type="string" calcext:value-type="string">
            <text:p>Fizz-Saver</text:p>
          </table:table-cell>
          <table:table-cell office:value-type="string" calcext:value-type="string">
            <text:p><text:a xlink:href="https://www.amazon.de/dp/B008T6G146/?tag=minkorrekt-21" xlink:type="simple">amazon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19-03-12" calcext:value-type="date">
            <text:p>12.03.19</text:p>
          </table:table-cell>
          <table:table-cell office:value-type="string" calcext:value-type="string">
            <text:p>Handwärmer</text:p>
          </table:table-cell>
          <table:table-cell office:value-type="string" calcext:value-type="string">
            <text:p><text:a xlink:href="https://www.amazon.de/dp/B01ERA6NF4/?tag=minkor∏rekt-21" xlink:type="simple">amazon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date" office:date-value="2019-02-27" calcext:value-type="date">
            <text:p>27.02.19</text:p>
          </table:table-cell>
          <table:table-cell office:value-type="string" calcext:value-type="string">
            <text:p>Der Kern der Dinge</text:p>
          </table:table-cell>
          <table:table-cell office:value-type="string" calcext:value-type="string">
            <text:p><text:a xlink:href="https://www.amazon.de/dp/B01AT5A23U/?tag=minkorrekt-21" xlink:type="simple">amazon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date" office:date-value="2019-02-12" calcext:value-type="date">
            <text:p>12.02.19</text:p>
          </table:table-cell>
          <table:table-cell office:value-type="string" calcext:value-type="string">
            <text:p>TDS Sensor von Xiaomi</text:p>
          </table:table-cell>
          <table:table-cell office:value-type="string" calcext:value-type="string">
            <text:p><text:a xlink:href="https://www.amazon.de/dp/B01J9SNLU4/?tag=minkorrekt-21" xlink:type="simple">amazon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date" office:date-value="2019-01-22" calcext:value-type="date">
            <text:p>22.01.19</text:p>
          </table:table-cell>
          <table:table-cell office:value-type="string" calcext:value-type="string">
            <text:p>Haare weg schmirgeln</text:p>
          </table:table-cell>
          <table:table-cell office:value-type="string" calcext:value-type="string">
            <text:p><text:a xlink:href="https://www.amazon.de/dp/B004V033BS/?tag=minkorrekt-21" xlink:type="simple">amazon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19-01-08" calcext:value-type="date">
            <text:p>08.01.19</text:p>
          </table:table-cell>
          <table:table-cell office:value-type="string" calcext:value-type="string">
            <text:p>Seenotpfeife</text:p>
          </table:table-cell>
          <table:table-cell office:value-type="string" calcext:value-type="string">
            <text:p><text:a xlink:href="https://www.amazon.de/dp/B01CYF00RQ/?tag=minkorrekt-21" xlink:type="simple">amazon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date" office:date-value="2018-12-18" calcext:value-type="date">
            <text:p>18.12.18</text:p>
          </table:table-cell>
          <table:table-cell office:value-type="string" calcext:value-type="string">
            <text:p>Leuchtende Schürsenkel</text:p>
          </table:table-cell>
          <table:table-cell office:value-type="string" calcext:value-type="string">
            <text:p><text:a xlink:href="https://www.amazon.de/dp/B00R7E9GBG/?tag=minkorrekt-21" xlink:type="simple">amazon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date" office:date-value="2018-12-04" calcext:value-type="date">
            <text:p>04.12.18</text:p>
          </table:table-cell>
          <table:table-cell office:value-type="string" calcext:value-type="string">
            <text:p>Die Trinkflasche mit App</text:p>
          </table:table-cell>
          <table:table-cell office:value-type="string" calcext:value-type="string">
            <text:p><text:a xlink:href="https://www.amazon.de/dp/B01N9S08A4/?tag=minkorrekt-21" xlink:type="simple">amazon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18-11-14" calcext:value-type="date">
            <text:p>14.11.18</text:p>
          </table:table-cell>
          <table:table-cell office:value-type="string" calcext:value-type="string">
            <text:p>Moon Drop</text:p>
          </table:table-cell>
          <table:table-cell office:value-type="string" calcext:value-type="string">
            <text:p><text:a xlink:href="https://www.amazon.de/dp/B076BP33PG/?tag=minkorrekt-21" xlink:type="simple">amazon</text:a>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date" office:date-value="2018-10-29" calcext:value-type="date">
            <text:p>29.10.18</text:p>
          </table:table-cell>
          <table:table-cell office:value-type="string" calcext:value-type="string">
            <text:p>Beer Bong to go</text:p>
          </table:table-cell>
          <table:table-cell office:value-type="string" calcext:value-type="string">
            <text:p><text:a xlink:href="https://www.amazon.de/dp/B07CKJ5J1W/?tag=minkorrekt-21" xlink:type="simple">amazon</text:a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date" office:date-value="2018-10-09" calcext:value-type="date">
            <text:p>09.10.18</text:p>
          </table:table-cell>
          <table:table-cell office:value-type="string" calcext:value-type="string">
            <text:p>Hilfe für die Hoffnungslosen</text:p>
          </table:table-cell>
          <table:table-cell office:value-type="string" calcext:value-type="string">
            <text:p><text:a xlink:href="https://de.banggood.com/Xiaomi-Flora-Smart-Flower-Pot-Monitor-Digital-Plants-Grass-Soil-Water-Light-Tester-Sensor--images-p1199982-q357299.html" xlink:type="simple">banggood</text:a></text:p>
          </table:table-cell>
          <table:table-cell table:style-name="ce2" office:value-type="string" calcext:value-type="string">
            <text:p><text:a xlink:href="https://www.aliexpress.com/item/32792593455.html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date" office:date-value="2018-09-26" calcext:value-type="date">
            <text:p>26.09.18</text:p>
          </table:table-cell>
          <table:table-cell office:value-type="string" calcext:value-type="string">
            <text:p>Der Selbstzünder</text:p>
          </table:table-cell>
          <table:table-cell office:value-type="string" calcext:value-type="string">
            <text:p><text:a xlink:href="https://www.amazon.de/dp/B07HBLMXZQ/?tag=minkorrekt-21" xlink:type="simple">amazon</text:a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date" office:date-value="2018-09-10" calcext:value-type="date">
            <text:p>10.09.18</text:p>
          </table:table-cell>
          <table:table-cell office:value-type="string" calcext:value-type="string">
            <text:p>Haustier-Katzen-pflege Bad-Tasche</text:p>
          </table:table-cell>
          <table:table-cell office:value-type="string" calcext:value-type="string">
            <text:p><text:a xlink:href="https://www.amazon.de/dp/B07B9P9RFH/?tag=minkorrekt-21" xlink:type="simple">amazon</text:a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18-08-28" calcext:value-type="date">
            <text:p>28.08.18</text:p>
          </table:table-cell>
          <table:table-cell office:value-type="string" calcext:value-type="string">
            <text:p>Perfect Smile</text:p>
          </table:table-cell>
          <table:table-cell office:value-type="string" calcext:value-type="string">
            <text:p><text:a xlink:href="https://www.amazon.de/dp/B01NBYWNXV/?tag=minkorrekt-21" xlink:type="simple">amazon</text:a></text:p>
          </table:table-cell>
          <table:table-cell table:style-name="ce2" office:value-type="string" calcext:value-type="string">
            <text:p><text:a xlink:href="http://www.perfectsmileteeth.com/" xlink:type="simple">perfectsmileteeth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date" office:date-value="2018-08-14" calcext:value-type="date">
            <text:p>14.08.18</text:p>
          </table:table-cell>
          <table:table-cell office:value-type="string" calcext:value-type="string">
            <text:p>Flaschentornado</text:p>
          </table:table-cell>
          <table:table-cell office:value-type="string" calcext:value-type="string">
            <text:p><text:a xlink:href="https://www.amazon.de/dp/B00ST0XCYY/?tag=minkorrekt-21" xlink:type="simple">amazon</text:a></text:p>
          </table:table-cell>
          <table:table-cell table:style-name="ce2" office:value-type="string" calcext:value-type="string">
            <text:p><text:a xlink:href="https://youtu.be/Z-Ze0zZKho4" xlink:type="simple">youtub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date" office:date-value="2018-07-31" calcext:value-type="date">
            <text:p>31.07.18</text:p>
          </table:table-cell>
          <table:table-cell office:value-type="string" calcext:value-type="string">
            <text:p>Luftbefeuchter</text:p>
          </table:table-cell>
          <table:table-cell office:value-type="string" calcext:value-type="string">
            <text:p><text:a xlink:href="https://www.amazon.de/dp/B00NXLVRX2/?tag=minkorrekt-21" xlink:type="simple">amazon</text:a></text:p>
          </table:table-cell>
          <table:table-cell table:style-name="ce2" office:value-type="string" calcext:value-type="string">
            <text:p><text:a xlink:href="https://youtu.be/rtz4mJFsPu0" xlink:type="simple">youtub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date" office:date-value="2018-07-17" calcext:value-type="date">
            <text:p>17.07.18</text:p>
          </table:table-cell>
          <table:table-cell office:value-type="string" calcext:value-type="string">
            <text:p>Elektrische Karafierpumpe</text:p>
          </table:table-cell>
          <table:table-cell office:value-type="string" calcext:value-type="string">
            <text:p><text:a xlink:href="https://www.amazon.de/dp/B01M349O9J/?tag=minkorrekt-21" xlink:type="simple">amazon</text:a></text:p>
          </table:table-cell>
          <table:table-cell table:style-name="ce2" office:value-type="string" calcext:value-type="string">
            <text:p><text:a xlink:href="https://youtu.be/eyFGdQsuHtw" xlink:type="simple">youtub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18-07-03" calcext:value-type="date">
            <text:p>03.07.18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date" office:date-value="2018-06-19" calcext:value-type="date">
            <text:p>19.06.18</text:p>
          </table:table-cell>
          <table:table-cell office:value-type="string" calcext:value-type="string">
            <text:p>Magnetische Schnürsenkel</text:p>
          </table:table-cell>
          <table:table-cell office:value-type="string" calcext:value-type="string">
            <text:p><text:a xlink:href="https://www.amazon.de/dp/B0748KLKTC/?tag=minkorrekt-21" xlink:type="simple">amazon</text:a>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8-05-29" calcext:value-type="date">
            <text:p>29.05.18</text:p>
          </table:table-cell>
          <table:table-cell office:value-type="string" calcext:value-type="string">
            <text:p>Rollstempel</text:p>
          </table:table-cell>
          <table:table-cell office:value-type="string" calcext:value-type="string">
            <text:p><text:a xlink:href="https://www.amazon.de/dp/B074V31Z83/?tag=minkorrekt-21" xlink:type="simple">amazon</text:a>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8-05-15" calcext:value-type="date">
            <text:p>15.05.18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date" office:date-value="2018-05-01" calcext:value-type="date">
            <text:p>01.05.18</text:p>
          </table:table-cell>
          <table:table-cell office:value-type="string" calcext:value-type="string">
            <text:p>Sound-Machine</text:p>
          </table:table-cell>
          <table:table-cell office:value-type="string" calcext:value-type="string">
            <text:p><text:a xlink:href="https://www.amazon.de/dp/B00D9DZ94M/?tag=minkorrekt-21" xlink:type="simple">amazon</text:a>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8-04-17" calcext:value-type="date">
            <text:p>17.04.18</text:p>
          </table:table-cell>
          <table:table-cell office:value-type="string" calcext:value-type="string">
            <text:p>Solar Lighter</text:p>
          </table:table-cell>
          <table:table-cell office:value-type="string" calcext:value-type="string">
            <text:p><text:a xlink:href="https://www.amazon.de/dp/B0745QXYX6/?tag=minkorrekt-21" xlink:type="simple">amazon</text:a>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date" office:date-value="2018-04-03" calcext:value-type="date">
            <text:p>03.04.18</text:p>
          </table:table-cell>
          <table:table-cell office:value-type="string" calcext:value-type="string">
            <text:p>Building Bonanza</text:p>
          </table:table-cell>
          <table:table-cell office:value-type="string" calcext:value-type="string">
            <text:p><text:a xlink:href="https://www.amazon.de/dp/B077D598M2/?tag=minkorrekt-21" xlink:type="simple">amazon</text:a>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date" office:date-value="2018-03-20" calcext:value-type="date">
            <text:p>20.03.18</text:p>
          </table:table-cell>
          <table:table-cell office:value-type="string" calcext:value-type="string">
            <text:p>Anti Lost Walking Hand Gürtel</text:p>
          </table:table-cell>
          <table:table-cell office:value-type="string" calcext:value-type="string">
            <text:p><text:a xlink:href="https://www.amazon.de/dp/B071CVSD6H/?tag=minkorrekt-21" xlink:type="simple">amazon</text:a>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18-02-27" calcext:value-type="date">
            <text:p>27.02.18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<text:a xlink:href="https://www.amazon.de/dp/B07FL5PFZV/?tag=minkorrekt-21" xlink:type="simple">amazon</text:a>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18-02-13" calcext:value-type="date">
            <text:p>13.02.18</text:p>
          </table:table-cell>
          <table:table-cell office:value-type="string" calcext:value-type="string">
            <text:p>mokuru</text:p>
          </table:table-cell>
          <table:table-cell office:value-type="string" calcext:value-type="string">
            <text:p><text:a xlink:href="https://www.amazon.de/dp/B073B99J4H/?tag=minkorrekt-21" xlink:type="simple">amazon</text:a></text:p>
          </table:table-cell>
          <table:table-cell table:style-name="ce2" office:value-type="string" calcext:value-type="string">
            <text:p><text:a xlink:href="https://www.kickstarter.com/projects/1038095377/mokuru-the-amazing-desk-toy-that-you-can-take-anyw" xlink:type="simple">kickstarter</text:a>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8-01-30" calcext:value-type="date">
            <text:p>30.01.18</text:p>
          </table:table-cell>
          <table:table-cell office:value-type="string" calcext:value-type="string">
            <text:p>Bartschablone</text:p>
          </table:table-cell>
          <table:table-cell office:value-type="string" calcext:value-type="string">
            <text:p><text:a xlink:href="https://www.amazon.de/dp/B01MS9HWPD/?tag=minkorrekt-21" xlink:type="simple">amazon</text:a>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date" office:date-value="2018-01-18" calcext:value-type="date">
            <text:p>18.01.18</text:p>
          </table:table-cell>
          <table:table-cell office:value-type="string" calcext:value-type="string">
            <text:p>LED Toilette Licht</text:p>
          </table:table-cell>
          <table:table-cell office:value-type="string" calcext:value-type="string">
            <text:p><text:a xlink:href="https://www.amazon.de/dp/B077Z5MWWD/?tag=minkorrekt-21" xlink:type="simple">amazon</text:a>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4" table:number-columns-repeated="3"/>
          <table:table-cell table:style-name="ce2" office:value-type="string" calcext:value-type="string">
            <text:p>Wissenschaftsgala auf dem 34C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date" office:date-value="2017-12-12" calcext:value-type="date">
            <text:p>12.12.17</text:p>
          </table:table-cell>
          <table:table-cell office:value-type="string" calcext:value-type="string">
            <text:p>Fliegende Christbaumkugel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www.dropbox.com/sh/nm8474sf0f03gjp/AAA-H22aSHKkJwPLP_1WkPvoa" xlink:type="simple">dropbox</text:a>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7-11-28" calcext:value-type="date">
            <text:p>28.11.17</text:p>
          </table:table-cell>
          <table:table-cell office:value-type="string" calcext:value-type="string">
            <text:p>Dael-O-Ring</text:p>
          </table:table-cell>
          <table:table-cell office:value-type="string" calcext:value-type="string">
            <text:p><text:a xlink:href="https://www.amazon.de/dp/B004NL46A2/?tag=minkorrekt-21" xlink:type="simple">amazon</text:a>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date" office:date-value="2017-11-14" calcext:value-type="date">
            <text:p>14.11.17</text:p>
          </table:table-cell>
          <table:table-cell office:value-type="string" calcext:value-type="string">
            <text:p>Lippen Vergrößern Pumpe Schmollmund</text:p>
          </table:table-cell>
          <table:table-cell office:value-type="string" calcext:value-type="string">
            <text:p><text:a xlink:href="https://www.amazon.de/dp/B01FDZB5IW/?tag=minkorrekt-21" xlink:type="simple">amazon</text:a>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17-10-30" calcext:value-type="date">
            <text:p>30.10.17</text:p>
          </table:table-cell>
          <table:table-cell office:value-type="string" calcext:value-type="string">
            <text:p>Nasenformer</text:p>
          </table:table-cell>
          <table:table-cell office:value-type="string" calcext:value-type="string">
            <text:p><text:a xlink:href="https://de.aliexpress.com/item//32815599280.html" xlink:type="simple">aliexpress</text:a></text:p>
          </table:table-cell>
          <table:table-cell table:style-name="ce2" office:value-type="string" calcext:value-type="string">
            <text:p><text:a xlink:href="https://www.dropbox.com/sh/8dgahnovu982udp/AACqEuVIZk2og7giU4xhHtdpa" xlink:type="simple">dropbox</text:a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date" office:date-value="2017-10-17" calcext:value-type="date">
            <text:p>17.10.17</text:p>
          </table:table-cell>
          <table:table-cell office:value-type="string" calcext:value-type="string">
            <text:p>Heizung Butter Messer Elektrisch</text:p>
          </table:table-cell>
          <table:table-cell office:value-type="string" calcext:value-type="string">
            <text:p><text:a xlink:href="https://www.amazon.de/dp/B07193T7MK/?tag=minkorrekt-21" xlink:type="simple">amazon</text:a>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date" office:date-value="2017-09-20" calcext:value-type="date">
            <text:p>20.09.17</text:p>
          </table:table-cell>
          <table:table-cell office:value-type="string" calcext:value-type="string">
            <text:p>LED Strahler Flash Selfie Ring</text:p>
          </table:table-cell>
          <table:table-cell office:value-type="string" calcext:value-type="string">
            <text:p><text:a xlink:href="https://www.amazon.de/dp/B06Y6682LB/?tag=minkorrekt-21" xlink:type="simple">amazon</text:a>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date" office:date-value="2017-09-06" calcext:value-type="date">
            <text:p>06.09.17</text:p>
          </table:table-cell>
          <table:table-cell office:value-type="string" calcext:value-type="string">
            <text:p>Autorotation Rotating Nut Magic</text:p>
          </table:table-cell>
          <table:table-cell office:value-type="string" calcext:value-type="string">
            <text:p><text:a xlink:href="https://www.amazon.de/dp/B01MXEKIY9/?tag=minkorrekt-21" xlink:type="simple">amazon</text:a>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date" office:date-value="2017-08-22" calcext:value-type="date">
            <text:p>22.08.17</text:p>
          </table:table-cell>
          <table:table-cell office:value-type="string" calcext:value-type="string">
            <text:p>Schnürsenkel Klemme Schleifenersatz</text:p>
          </table:table-cell>
          <table:table-cell office:value-type="string" calcext:value-type="string">
            <text:p><text:a xlink:href="https://www.amazon.de/dp/B07416S8ML/?tag=minkorrekt-21" xlink:type="simple">amazon</text:a>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date" office:date-value="2017-08-01" calcext:value-type="date">
            <text:p>01.08.17</text:p>
          </table:table-cell>
          <table:table-cell office:value-type="string" calcext:value-type="string">
            <text:p>PowerLead Nackenmassage</text:p>
          </table:table-cell>
          <table:table-cell office:value-type="string" calcext:value-type="string">
            <text:p><text:a xlink:href="https://www.amazon.de/dp/B06XG1H159/?tag=minkorrekt-21" xlink:type="simple">amazon</text:a>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date" office:date-value="2017-07-15" calcext:value-type="date">
            <text:p>15.07.17</text:p>
          </table:table-cell>
          <table:table-cell office:value-type="string" calcext:value-type="string">
            <text:p>Transistor Tester</text:p>
          </table:table-cell>
          <table:table-cell office:value-type="string" calcext:value-type="string">
            <text:p><text:a xlink:href="https://www.amazon.de/dp/B00XKMZX66/?tag=minkorrekt-21" xlink:type="simple">amazon</text:a>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table:number-columns-repeated="3"/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date" office:date-value="2017-06-27" calcext:value-type="date">
            <text:p>27.06.17</text:p>
          </table:table-cell>
          <table:table-cell office:value-type="string" calcext:value-type="string">
            <text:p>Scharfer Hügel Wassermelone Slicer</text:p>
          </table:table-cell>
          <table:table-cell office:value-type="string" calcext:value-type="string">
            <text:p><text:a xlink:href="https://www.amazon.de/dp/B01D1HG9GW/?tag=minkorrekt-21" xlink:type="simple">amazon</text:a></text:p>
          </table:table-cell>
          <table:table-cell table:style-name="ce2" office:value-type="string" calcext:value-type="string">
            <text:p><text:a xlink:href="https://youtu.be/Brih4815fQA" xlink:type="simple">youtube</text:a>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date" office:date-value="2017-06-14" calcext:value-type="date">
            <text:p>14.06.17</text:p>
          </table:table-cell>
          <table:table-cell office:value-type="string" calcext:value-type="string">
            <text:p>Angry Mama Mikrowellen Reiniger</text:p>
          </table:table-cell>
          <table:table-cell office:value-type="string" calcext:value-type="string">
            <text:p><text:a xlink:href="https://www.coolstuff.de/Mikrowellenreiniger-Angry-Mama" xlink:type="simple">coolstuff</text:a></text:p>
          </table:table-cell>
          <table:table-cell table:style-name="ce2" office:value-type="string" calcext:value-type="string">
            <text:p><text:a xlink:href="https://youtu.be/r7Aj_uFx1ZY" xlink:type="simple">youtube</text:a>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date" office:date-value="2017-05-29" calcext:value-type="date">
            <text:p>29.05.17</text:p>
          </table:table-cell>
          <table:table-cell office:value-type="string" calcext:value-type="string">
            <text:p>Theo lass laufen</text:p>
          </table:table-cell>
          <table:table-cell office:value-type="string" calcext:value-type="string">
            <text:p><text:a xlink:href="https://www.amazon.de/dp/B00AM6W76W/?tag=minkorrekt-21" xlink:type="simple">amazon</text:a>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date" office:date-value="2017-05-14" calcext:value-type="date">
            <text:p>14.05.17</text:p>
          </table:table-cell>
          <table:table-cell office:value-type="string" calcext:value-type="string">
            <text:p>elektronisches Feuerzeug lichtbogen</text:p>
          </table:table-cell>
          <table:table-cell office:value-type="string" calcext:value-type="string">
            <text:p><text:a xlink:href="https://www.amazon.de/dp/B01L1UPNZY/?tag=minkorrekt-21" xlink:type="simple">amazon</text:a></text:p>
          </table:table-cell>
          <table:table-cell table:style-name="ce2" office:value-type="string" calcext:value-type="string">
            <text:p><text:a xlink:href="https://www.dropbox.com/sc/am2flv4d24tmwjc/AAA-xkucuvzdQljE7jHPs9fSa" xlink:type="simple">dropbox</text:a>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date" office:date-value="2017-04-28" calcext:value-type="date">
            <text:p>28.04.17</text:p>
          </table:table-cell>
          <table:table-cell office:value-type="string" calcext:value-type="string">
            <text:p>Nail Clipper Pro</text:p>
          </table:table-cell>
          <table:table-cell office:value-type="string" calcext:value-type="string">
            <text:p><text:a xlink:href="https://www.amazon.de/dp/B01N7MU0AW/?tag=minkorrekt-21" xlink:type="simple">amazon</text:a>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17-04-11" calcext:value-type="date">
            <text:p>11.04.17</text:p>
          </table:table-cell>
          <table:table-cell office:value-type="string" calcext:value-type="string">
            <text:p>Fingertrainer</text:p>
          </table:table-cell>
          <table:table-cell office:value-type="string" calcext:value-type="string">
            <text:p><text:a xlink:href="https://de.aliexpress.com/item//32813196842.html" xlink:type="simple">aliexpress</text:a>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date" office:date-value="2017-03-28" calcext:value-type="date">
            <text:p>28.03.17</text:p>
          </table:table-cell>
          <table:table-cell office:value-type="string" calcext:value-type="string">
            <text:p>Fiction Pen Tintenroller</text:p>
          </table:table-cell>
          <table:table-cell office:value-type="string" calcext:value-type="string">
            <text:p><text:a xlink:href="https://www.amazon.de/dp/B005ELBX92/?tag=minkorrekt-21" xlink:type="simple">amazon</text:a>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date" office:date-value="2017-03-07" calcext:value-type="date">
            <text:p>07.03.17</text:p>
          </table:table-cell>
          <table:table-cell office:value-type="string" calcext:value-type="string">
            <text:p>Say my name, say my name</text:p>
          </table:table-cell>
          <table:table-cell office:value-type="string" calcext:value-type="string">
            <text:p><text:a xlink:href="https://www.amazon.de/dp/B01F0TGFAO/?tag=minkorrekt-21" xlink:type="simple">amazon</text:a></text:p>
          </table:table-cell>
          <table:table-cell table:style-name="ce2" office:value-type="string" calcext:value-type="string">
            <text:p><text:a xlink:href="https://youtu.be/sKTee-ytB7Q" xlink:type="simple">youtube</text:a>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date" office:date-value="2017-02-21" calcext:value-type="date">
            <text:p>21.02.17</text:p>
          </table:table-cell>
          <table:table-cell office:value-type="string" calcext:value-type="string">
            <text:p>Elektrischer Radierergummi</text:p>
          </table:table-cell>
          <table:table-cell office:value-type="string" calcext:value-type="string">
            <text:p><text:a xlink:href="https://www.amazon.de/dp/B01LXE6J7J/?tag=minkorrekt-21" xlink:type="simple">amazon</text:a></text:p>
          </table:table-cell>
          <table:table-cell table:style-name="ce2" office:value-type="string" calcext:value-type="string">
            <text:p><text:a xlink:href="https://photos.google.com/share/AF1QipMpmc7-C9ELnEVdNoVgVSqUdB2vEycLNOvQdtJwC514SOf26h1MGhmUn51B8m023g?key=SmhUZWkzOE01NlNTSU4zdU9aRlZLWlFqRzRTWmZn" xlink:type="simple">photos.google</text:a>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17-02-08" calcext:value-type="date">
            <text:p>08.02.17</text:p>
          </table:table-cell>
          <table:table-cell office:value-type="string" calcext:value-type="string">
            <text:p>Fidget Cube</text:p>
          </table:table-cell>
          <table:table-cell office:value-type="string" calcext:value-type="string">
            <text:p><text:a xlink:href="https://de.aliexpress.com/item//32838901541.html" xlink:type="simple">aliexpress</text:a>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date" office:date-value="2017-01-24" calcext:value-type="date">
            <text:p>24.01.17</text:p>
          </table:table-cell>
          <table:table-cell office:value-type="string" calcext:value-type="string">
            <text:p>Der Kettenreiniger</text:p>
          </table:table-cell>
          <table:table-cell office:value-type="string" calcext:value-type="string">
            <text:p><text:a xlink:href="https://www.amazon.de/dp/B01GKPD46A/?tag=minkorrekt-21" xlink:type="simple">amazon</text:a>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date" office:date-value="2017-01-10" calcext:value-type="date">
            <text:p>10.01.17</text:p>
          </table:table-cell>
          <table:table-cell office:value-type="string" calcext:value-type="string">
            <text:p>Der Sojasoßenspender</text:p>
          </table:table-cell>
          <table:table-cell office:value-type="string" calcext:value-type="string">
            <text:p><text:a xlink:href="https://www.amazon.de/dp/B01E9WCFO8/?tag=minkorrekt-21" xlink:type="simple">amazon</text:a>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date" office:date-value="2016-12-13" calcext:value-type="date">
            <text:p>13.12.16</text:p>
          </table:table-cell>
          <table:table-cell office:value-type="string" calcext:value-type="string">
            <text:p>The Drumsticks of hell</text:p>
          </table:table-cell>
          <table:table-cell office:value-type="string" calcext:value-type="string">
            <text:p><text:a xlink:href="https://www.amazon.de/dp/B00W3EFJSY/?tag=minkorrekt-21" xlink:type="simple">amazon</text:a>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date" office:date-value="2016-11-29" calcext:value-type="date">
            <text:p>29.11.16</text:p>
          </table:table-cell>
          <table:table-cell office:value-type="string" calcext:value-type="string">
            <text:p>Beat it</text:p>
          </table:table-cell>
          <table:table-cell table:style-name="ce4"/>
          <table:table-cell table:style-name="ce2" office:value-type="string" calcext:value-type="string">
            <text:p>musste wegen postalischer Probleme leider entfall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date" office:date-value="2016-11-15" calcext:value-type="date">
            <text:p>15.11.16</text:p>
          </table:table-cell>
          <table:table-cell office:value-type="string" calcext:value-type="string">
            <text:p>Spectre Hologram</text:p>
          </table:table-cell>
          <table:table-cell office:value-type="string" calcext:value-type="string">
            <text:p><text:a xlink:href="https://www.amazon.de/dp/B01CO0EW34/?tag=minkorrekt-21" xlink:type="simple">amazon</text:a>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date" office:date-value="2016-10-26" calcext:value-type="date">
            <text:p>26.10.16</text:p>
          </table:table-cell>
          <table:table-cell office:value-type="string" calcext:value-type="string">
            <text:p>Der Aufmerksamkeitsassitent</text:p>
          </table:table-cell>
          <table:table-cell office:value-type="string" calcext:value-type="string">
            <text:p><text:a xlink:href="https://www.amazon.de/dp/B07GGW3LS1/?tag=minkorrekt-21" xlink:type="simple">amazon</text:a>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6-10-11" calcext:value-type="date">
            <text:p>11.10.16</text:p>
          </table:table-cell>
          <table:table-cell office:value-type="string" calcext:value-type="string">
            <text:p>Glasello</text:p>
          </table:table-cell>
          <table:table-cell office:value-type="string" calcext:value-type="string">
            <text:p><text:a xlink:href="https://www.amazon.de/dp/B01KK8NBE8/?tag=minkorrekt-21" xlink:type="simple">amazon</text:a>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date" office:date-value="2016-09-27" calcext:value-type="date">
            <text:p>27.09.16</text:p>
          </table:table-cell>
          <table:table-cell office:value-type="string" calcext:value-type="string">
            <text:p>Der Bierkühler und -wärmer</text:p>
          </table:table-cell>
          <table:table-cell table:style-name="ce4"/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date" office:date-value="2016-09-13" calcext:value-type="date">
            <text:p>13.09.16</text:p>
          </table:table-cell>
          <table:table-cell office:value-type="string" calcext:value-type="string">
            <text:p>Handymicroskop</text:p>
          </table:table-cell>
          <table:table-cell table:style-name="ce4"/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16-08-25" calcext:value-type="date">
            <text:p>25.08.16</text:p>
          </table:table-cell>
          <table:table-cell table:style-name="ce4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date" office:date-value="2016-08-02" calcext:value-type="date">
            <text:p>02.08.16</text:p>
          </table:table-cell>
          <table:table-cell office:value-type="string" calcext:value-type="string">
            <text:p>Das Solarfahrzeug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www.dropbox.com/sc/cmmohck718gag13/AADPZE848u9mIbr3Pv18FyZ1a" xlink:type="simple">youtube</text:a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16-07-19" calcext:value-type="date">
            <text:p>19.07.16</text:p>
          </table:table-cell>
          <table:table-cell office:value-type="string" calcext:value-type="string">
            <text:p>Fussball Glückskekse</text:p>
          </table:table-cell>
          <table:table-cell table:style-name="ce4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date" office:date-value="2016-06-28" calcext:value-type="date">
            <text:p>28.06.16</text:p>
          </table:table-cell>
          <table:table-cell office:value-type="string" calcext:value-type="string">
            <text:p>China on the Rocks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oo.gl/photos/df3p1YxNC8VJ9yxdA" xlink:type="simple">photos.google</text:a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date" office:date-value="2016-06-14" calcext:value-type="date">
            <text:p>14.06.16</text:p>
          </table:table-cell>
          <table:table-cell office:value-type="string" calcext:value-type="string">
            <text:p>Der Hubschrauber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oo.gl/photos/ccXMyYPcDnfjsH339" xlink:type="simple">photos.google</text:a>, <text:a xlink:href="https://goo.gl/photos/qkB9XwnLVX3uVUNFA" xlink:type="simple">photos.google</text:a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Eier-Guillotine</text:p>
          </table:table-cell>
          <table:table-cell table:style-name="ce4"/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date" office:date-value="2016-05-17" calcext:value-type="date">
            <text:p>17.05.16</text:p>
          </table:table-cell>
          <table:table-cell office:value-type="string" calcext:value-type="string">
            <text:p>Der Zauberwurm!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oo.gl/photos/XACvQkVdiY7amQuAA" xlink:type="simple">photos.google</text:a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date" office:date-value="2016-05-03" calcext:value-type="date">
            <text:p>03.05.16</text:p>
          </table:table-cell>
          <table:table-cell office:value-type="string" calcext:value-type="string">
            <text:p>Diamond Selector II</text:p>
          </table:table-cell>
          <table:table-cell table:style-name="ce4"/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6-04-19" calcext:value-type="date">
            <text:p>19.04.16</text:p>
          </table:table-cell>
          <table:table-cell office:value-type="string" calcext:value-type="string">
            <text:p>It’s Magic!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oo.gl/photos/oH7k79JQXsLmnvoeA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16-04-05" calcext:value-type="date">
            <text:p>05.04.16</text:p>
          </table:table-cell>
          <table:table-cell office:value-type="string" calcext:value-type="string">
            <text:p>Blaseaffe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oo.gl/photos/DxPLmhY74xzDRi7W7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16-03-22" calcext:value-type="date">
            <text:p>22.03.16</text:p>
          </table:table-cell>
          <table:table-cell office:value-type="string" calcext:value-type="string">
            <text:p>Blas-Fix</text:p>
          </table:table-cell>
          <table:table-cell office:value-type="string" calcext:value-type="string">
            <text:p><text:a xlink:href="http://www.amazon.de/dp/B00BG4MQVK/?tag=minkorrekt-21" xlink:type="simple">amazon</text:a>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16-03-22" calcext:value-type="date">
            <text:p>22.03.16</text:p>
          </table:table-cell>
          <table:table-cell office:value-type="string" calcext:value-type="string">
            <text:p>Egg-Stractor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www.youtube.com/watch?v=LY9-BS6snwM" xlink:type="simple">youtube</text:a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date" office:date-value="2016-03-08" calcext:value-type="date">
            <text:p>08.03.16</text:p>
          </table:table-cell>
          <table:table-cell office:value-type="string" calcext:value-type="string">
            <text:p>Jala neti - Nasendusche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et.google.com/albumarchive/107341743493109591753/album/AF1QipOvaDYAucGn9gildHwVe72AW7hFCiPf_IjDKTzQ?source=pwa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date" office:date-value="2016-02-09" calcext:value-type="date">
            <text:p>09.02.16</text:p>
          </table:table-cell>
          <table:table-cell office:value-type="string" calcext:value-type="string">
            <text:p>Gummibandpistole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et.google.com/albumarchive/107341743493109591753/album/AF1QipO1lvtF1vG6YCKnjLrIGl-MfP9WD_M5sTQ2gywI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date" office:date-value="2016-01-26" calcext:value-type="date">
            <text:p>26.01.16</text:p>
          </table:table-cell>
          <table:table-cell office:value-type="string" calcext:value-type="string">
            <text:p>Blumentopf mit integrierter Wolke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youtu.be/DjUlNhEH9WA" xlink:type="simple">youtube</text:a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date" office:date-value="2016-01-26" calcext:value-type="date">
            <text:p>26.01.16</text:p>
          </table:table-cell>
          <table:table-cell office:value-type="string" calcext:value-type="string">
            <text:p>Weinglashalter zum umhängen</text:p>
          </table:table-cell>
          <table:table-cell office:value-type="string" calcext:value-type="string">
            <text:p><text:a xlink:href="https://www.china-gadgets.de/weinglas-tragegurt/" xlink:type="simple">china-gadgets</text:a>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date" office:date-value="2016-01-12" calcext:value-type="date">
            <text:p>12.01.16</text:p>
          </table:table-cell>
          <table:table-cell office:value-type="string" calcext:value-type="string">
            <text:p>Die Nasenflöte!</text:p>
          </table:table-cell>
          <table:table-cell office:value-type="string" calcext:value-type="string">
            <text:p><text:a xlink:href="http://www.thomann.de/de/stoelzel_nasenfloete_750530.htm" xlink:type="simple">thomann</text:a></text:p>
          </table:table-cell>
          <table:table-cell table:style-name="ce2" office:value-type="string" calcext:value-type="string">
            <text:p><text:a xlink:href="https://get.google.com/albumarchive/107341743493109591753/album/AF1QipMAyAZYrAlm3lnwINsgR7qI4CVaqr8zZxKwmw6r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16-01-06" calcext:value-type="date">
            <text:p>06.01.16</text:p>
          </table:table-cell>
          <table:table-cell table:style-name="ce4" table:number-columns-repeated="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date" office:date-value="2015-12-08" calcext:value-type="date">
            <text:p>08.12.15</text:p>
          </table:table-cell>
          <table:table-cell office:value-type="string" calcext:value-type="string">
            <text:p>Zitrone zum aufsprühen</text:p>
          </table:table-cell>
          <table:table-cell table:style-name="ce4"/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date" office:date-value="2015-11-24" calcext:value-type="date">
            <text:p>24.11.15</text:p>
          </table:table-cell>
          <table:table-cell office:value-type="string" calcext:value-type="string">
            <text:p>Sturmstreichhölzer</text:p>
          </table:table-cell>
          <table:table-cell table:style-name="ce4"/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date" office:date-value="2015-11-10" calcext:value-type="date">
            <text:p>10.11.15</text:p>
          </table:table-cell>
          <table:table-cell office:value-type="string" calcext:value-type="string">
            <text:p>Der Ökotacker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et.google.com/albumarchive/107341743493109591753/album/AF1QipO8am3lPq1m1KOfna6xJ55dM4POLzY6jsBzYcfY" xlink:type="simple">photos.google</text:a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date" office:date-value="2015-10-26" calcext:value-type="date">
            <text:p>26.10.15</text:p>
          </table:table-cell>
          <table:table-cell office:value-type="string" calcext:value-type="string">
            <text:p>Tschunk-Notsignal</text:p>
          </table:table-cell>
          <table:table-cell table:style-name="ce4"/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date" office:date-value="2015-10-13" calcext:value-type="date">
            <text:p>13.10.15</text:p>
          </table:table-cell>
          <table:table-cell office:value-type="string" calcext:value-type="string">
            <text:p>Vakuumverschluß für Weinflaschen</text:p>
          </table:table-cell>
          <table:table-cell table:style-name="ce4"/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date" office:date-value="2015-09-29" calcext:value-type="date">
            <text:p>29.09.15</text:p>
          </table:table-cell>
          <table:table-cell office:value-type="string" calcext:value-type="string">
            <text:p>Antibrum Spezial-Edition</text:p>
          </table:table-cell>
          <table:table-cell table:style-name="ce4"/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date" office:date-value="2015-09-15" calcext:value-type="date">
            <text:p>15.09.15</text:p>
          </table:table-cell>
          <table:table-cell office:value-type="string" calcext:value-type="string">
            <text:p>Die Wurstspirale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youtu.be/PTMZoYDRQGU" xlink:type="simple">youtube</text:a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date" office:date-value="2015-08-31" calcext:value-type="date">
            <text:p>31.08.15</text:p>
          </table:table-cell>
          <table:table-cell office:value-type="string" calcext:value-type="string">
            <text:p>magnetische Sanduhr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youtu.be/_8HcXSy47Ec" xlink:type="simple">youtube</text:a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date" office:date-value="2015-08-04" calcext:value-type="date">
            <text:p>04.08.15</text:p>
          </table:table-cell>
          <table:table-cell office:value-type="string" calcext:value-type="string">
            <text:p>tritium trigaglow</text:p>
          </table:table-cell>
          <table:table-cell table:style-name="ce4"/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date" office:date-value="2015-06-21" calcext:value-type="date">
            <text:p>21.06.15</text:p>
          </table:table-cell>
          <table:table-cell office:value-type="string" calcext:value-type="string">
            <text:p>Thermometerband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et.google.com/albumarchive/107341743493109591753/album/AF1QipN-I2iJe3hv8cIV2VKImkKsINKmgjtLIBgpAHiz?authKey=CPuPi6n92a3JUQ" xlink:type="simple">photos.google</text:a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date" office:date-value="2015-07-07" calcext:value-type="date">
            <text:p>07.07.15</text:p>
          </table:table-cell>
          <table:table-cell office:value-type="string" calcext:value-type="string">
            <text:p>Gefüllte Burger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et.google.com/albumarchive/107341743493109591753/album/AF1QipNPE1-0maY1Ux3g_s2qGTIVCsLlefJ2W1I_GWmP" xlink:type="simple">photos.google</text:a>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15-06-23" calcext:value-type="date">
            <text:p>23.06.15</text:p>
          </table:table-cell>
          <table:table-cell office:value-type="string" calcext:value-type="string">
            <text:p>Doodling Robot</text:p>
          </table:table-cell>
          <table:table-cell office:value-type="string" calcext:value-type="string">
            <text:p><text:a xlink:href="http://www.china-gadgets.de/gadget/kritzelroboter/" xlink:type="simple">china-gadgets</text:a>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15-06-09" calcext:value-type="date">
            <text:p>09.06.15</text:p>
          </table:table-cell>
          <table:table-cell office:value-type="string" calcext:value-type="string">
            <text:p>Ein Hamster der spricht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plus.google.com/photos/107341743493109591753/albums/6158114702726364257?authkey=CLOcr-HLl6j52QE" xlink:type="simple">photos.google</text:a>, <text:a xlink:href="https://www.youtube.com/watch?v=_vCzL8Ef8OU" xlink:type="simple">youtube</text:a>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15-05-26" calcext:value-type="date">
            <text:p>26.05.15</text:p>
          </table:table-cell>
          <table:table-cell office:value-type="string" calcext:value-type="string">
            <text:p>der Rollwecker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plus.google.com/photos/107341743493109591753/albums/6152747817149663329?authkey=CM3QxJLXorb1Xg" xlink:type="simple">photos.google</text:a>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15-05-12" calcext:value-type="date">
            <text:p>12.05.15</text:p>
          </table:table-cell>
          <table:table-cell office:value-type="string" calcext:value-type="string">
            <text:p>cartesische Taucher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plus.google.com/photos/107341743493109591753/albums/6147869543345651553?authkey=CICgxM6F5o3tfQ" xlink:type="simple">photos.google</text:a>, <text:a xlink:href="http://youtu.be/2ejoDXtRoqk" xlink:type="simple">youtube</text:a>, <text:a xlink:href="https://www.geo.de/geolino/basteln/4339-rtkl-experiment-so-baut-ihr-einen-kartesischen-angler" xlink:type="simple">geolino</text:a>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15-04-28" calcext:value-type="date">
            <text:p>28.04.15</text:p>
          </table:table-cell>
          <table:table-cell office:value-type="string" calcext:value-type="string">
            <text:p>The magic Seller</text:p>
          </table:table-cell>
          <table:table-cell table:style-name="ce4"/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15-04-14" calcext:value-type="date">
            <text:p>14.04.15</text:p>
          </table:table-cell>
          <table:table-cell office:value-type="string" calcext:value-type="string">
            <text:p>Promilletester</text:p>
          </table:table-cell>
          <table:table-cell table:style-name="ce4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15-03-24" calcext:value-type="date">
            <text:p>24.03.15</text:p>
          </table:table-cell>
          <table:table-cell office:value-type="string" calcext:value-type="string">
            <text:p>Kane Sa Luk Starterkit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youtu.be/YbE6TSSChjw" xlink:type="simple">youtube</text:a>, <text:a xlink:href="https://plus.google.com/photos/107341743493109591753/albums/6129728794597640529?authkey=CP-F-qr_zOeebg" xlink:type="simple">photos.google</text:a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15-03-10" calcext:value-type="date">
            <text:p>10.03.15</text:p>
          </table:table-cell>
          <table:table-cell office:value-type="string" calcext:value-type="string">
            <text:p>Linsen für sein iPhone</text:p>
          </table:table-cell>
          <table:table-cell office:value-type="string" calcext:value-type="string">
            <text:p><text:a xlink:href="https://www.china-gadgets.de/aufklemmbare-objektive-smartphone/" xlink:type="simple">china-gadgets</text:a>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15-02-24" calcext:value-type="date">
            <text:p>24.02.15</text:p>
          </table:table-cell>
          <table:table-cell office:value-type="string" calcext:value-type="string">
            <text:p>Einsteins Ente</text:p>
          </table:table-cell>
          <table:table-cell office:value-type="string" calcext:value-type="string">
            <text:p><text:a xlink:href="https://www.china-gadgets.de/einsteins-ente/" xlink:type="simple">china-gadgets</text:a></text:p>
          </table:table-cell>
          <table:table-cell table:style-name="ce2" office:value-type="string" calcext:value-type="string">
            <text:p><text:a xlink:href="https://plus.google.com/photos/107341743493109591753/albums/6119168711095110033?authkey=CIKOg5y8rKruqwE" xlink:type="simple">photos.google</text:a>, <text:a xlink:href="http://youtu.be/onZoQ2jUFrA" xlink:type="simple">youtube</text:a>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4-11-18" calcext:value-type="date">
            <text:p>18.11.14</text:p>
          </table:table-cell>
          <table:table-cell office:value-type="string" calcext:value-type="string">
            <text:p>Thinking Putty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plus.google.com/photos/107341743493109591753/albums/6082972802986040801?authkey=CNau4s79svvCAw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14-10-21" calcext:value-type="date">
            <text:p>21.10.14</text:p>
          </table:table-cell>
          <table:table-cell office:value-type="string" calcext:value-type="string">
            <text:p>Urzeitkrebse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plus.google.com/photos/107341743493109591753/albums/6072565318128376257?authkey=CPHtw86KtMrNnAE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date" office:date-value="2014-10-07" calcext:value-type="date">
            <text:p>07.10.14</text:p>
          </table:table-cell>
          <table:table-cell office:value-type="string" calcext:value-type="string">
            <text:p>Elektromagentischer Felddetektor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et.google.com/albumarchive/107341743493109591753/album/AF1QipOgmBuHd6LkA5B-vxkl4clloH6vmGvg98utaR7T/AF1QipNUk4U-4hwu7UVD8Bqr7TLSOP45KxQ8tXQ9T6AL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14-09-22" calcext:value-type="date">
            <text:p>22.09.14</text:p>
          </table:table-cell>
          <table:table-cell office:value-type="string" calcext:value-type="string">
            <text:p>Stell dich nicht so an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plus.google.com/photos/107341743493109591753/album/6062023849809155153/6062023854249223650?authkey=COq_3qag7uqqfw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14-09-09" calcext:value-type="date">
            <text:p>09.09.14</text:p>
          </table:table-cell>
          <table:table-cell office:value-type="string" calcext:value-type="string">
            <text:p>Ostrich Pillow</text:p>
          </table:table-cell>
          <table:table-cell office:value-type="string" calcext:value-type="string">
            <text:p><text:a xlink:href="https://gadgets-china.de/ostrich-pillow-straussenkissen-kissen/" xlink:type="simple">china-gadgets</text:a></text:p>
          </table:table-cell>
          <table:table-cell table:style-name="ce2" office:value-type="string" calcext:value-type="string">
            <text:p><text:a xlink:href="https://plus.google.com/photos/107341743493109591753/albums/6057373857386305121?authkey=CIX1m-b5rq6FDg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14-08-27" calcext:value-type="date">
            <text:p>27.08.14</text:p>
          </table:table-cell>
          <table:table-cell office:value-type="string" calcext:value-type="string">
            <text:p>Motorisierter Papierflieger</text:p>
          </table:table-cell>
          <table:table-cell office:value-type="string" calcext:value-type="string">
            <text:p><text:a xlink:href="https://www.china-gadgets.de/papierflieger-elektromotor-power-up/" xlink:type="simple">china-gadgets</text:a>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date" office:date-value="2014-03-25" calcext:value-type="date">
            <text:p>25.03.14</text:p>
          </table:table-cell>
          <table:table-cell office:value-type="string" calcext:value-type="string">
            <text:p>Antigravitationskreisel</text:p>
          </table:table-cell>
          <table:table-cell office:value-type="string" calcext:value-type="string">
            <text:p><text:a xlink:href="https://www.ebay.de/itm/160586911447" xlink:type="simple">ebay</text:a></text:p>
          </table:table-cell>
          <table:table-cell table:style-name="ce2" office:value-type="string" calcext:value-type="string">
            <text:p><text:a xlink:href="https://youtu.be/899osYL0hpY" xlink:type="simple">youtube</text:a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date" office:date-value="2013-07-30" calcext:value-type="date">
            <text:p>30.07.13</text:p>
          </table:table-cell>
          <table:table-cell table:style-name="ce4" table:number-columns-repeated="2"/>
          <table:table-cell table:style-name="ce2" office:value-type="string" calcext:value-type="string">
            <text:p>Sieht aus wie ein Sexspielzeug, ist aber was ganz ander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13-07-16" calcext:value-type="date">
            <text:p>16.07.13</text:p>
          </table:table-cell>
          <table:table-cell office:value-type="string" calcext:value-type="string">
            <text:p>Regenbogenmacherdingsi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et.google.com/albumarchive/107341743493109591753/album/AF1QipMcpwcXSvZtPHACwfwI-6DUqKCPgXn8V6PAtOR3?source=pwa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3-07-03" calcext:value-type="date">
            <text:p>03.07.13</text:p>
          </table:table-cell>
          <table:table-cell office:value-type="string" calcext:value-type="string">
            <text:p>PET-Bewässerung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et.google.com/albumarchive/107341743493109591753/album/AF1QipOFHLdJGRd-SuBmG1JxGm0DIJf3Q43jrNrBWJgR?source=pwa&amp;authKey=CPPL1prh7MSrQQ" xlink:type="simple">photos.google</text:a></text:p>
          </table:table-cell>
          <table:table-cell table:number-columns-repeated="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9">00.00.0000</text:date>, <text:time style:data-style-name="N2" text:time-value="19:04:45.78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9T12:26:43.166000000</meta:creation-date>
    <meta:generator>LibreOffice/4.3.4.1$Windows_x86 LibreOffice_project/bc356b2f991740509f321d70e4512a6a54c5f243</meta:generator>
    <dc:date>2021-12-19T19:07:12.157000000</dc:date>
    <meta:editing-duration>PT44M1S</meta:editing-duration>
    <meta:editing-cycles>8</meta:editing-cycles>
    <meta:document-statistic meta:table-count="1" meta:cell-count="799" meta:object-count="0"/>
  </office:meta>
</office:document-meta>
</file>